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25-01-07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24-01-03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23-01-05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22-01-03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21-01-04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20-01-07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19-01-30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18-01-03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17-01-10 18:49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16-01-07 21:18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15-01-07 15:16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14-01-09 20:13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13-01-10 15:32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12-01-05 14:44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11-01-06 22:31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10-01-04 19:1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09-01-06 16:1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08-01-07 18:31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07-01-11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06-01-04 15:37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05-01-07 17:1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04-01-08 18:37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03-01-06 17:31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02-01-03 19:25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01-01-03 17:03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2000-01-04 06:06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1999-01-05 23:28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1998-01-06 17:0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199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199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48101044802</text:p>
          </table:table-cell>
          <table:table-cell office:value-type="string" calcext:value-type="string">
            <text:p>199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